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3.276cm"/>
    </style:style>
    <style:style style:name="co3" style:family="table-column">
      <style:table-column-properties fo:break-before="auto" style:column-width="2.42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zad4b" table:style-name="ta1">
        <table:shapes>
          <draw:frame draw:z-index="0" draw:style-name="gr1" draw:text-style-name="P1" svg:width="15.999cm" svg:height="8.999cm" svg:x="0.1cm" svg:y="14.55cm">
            <draw:object draw:notify-on-update-of-ranges="zad4b.A1:zad4b.A1 zad4b.A2:zad4b.A32 zad4b.B1:zad4b.B1 zad4b.B2:zad4b.B32 zad4b.A1:zad4b.A1 zad4b.A2:zad4b.A32 zad4b.C1:zad4b.C1 zad4b.C2:zad4b.C3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Opłaty licencyjne</text:p>
          </table:table-cell>
          <table:table-cell office:value-type="string" calcext:value-type="string">
            <text:p>Koszt obliczeń</text:p>
          </table:table-cell>
          <table:table-cell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38.7298334620742" calcext:value-type="float">
            <text:p>38,7298334620742</text:p>
          </table:table-cell>
          <table:table-cell office:value-type="float" office:value="24.2" calcext:value-type="float">
            <text:p>24,2</text:p>
          </table:table-cell>
          <table:table-cell/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39.0512483795333" calcext:value-type="float">
            <text:p>39,0512483795333</text:p>
          </table:table-cell>
          <table:table-cell office:value-type="float" office:value="25.17755" calcext:value-type="float">
            <text:p>25,17755</text:p>
          </table:table-cell>
          <table:table-cell/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39.3700393700591" calcext:value-type="float">
            <text:p>39,3700393700591</text:p>
          </table:table-cell>
          <table:table-cell office:value-type="float" office:value="26.1804" calcext:value-type="float">
            <text:p>26,1804</text:p>
          </table:table-cell>
          <table:table-cell/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39.6862696659689" calcext:value-type="float">
            <text:p>39,6862696659689</text:p>
          </table:table-cell>
          <table:table-cell office:value-type="float" office:value="27.20885" calcext:value-type="float">
            <text:p>27,20885</text:p>
          </table:table-cell>
          <table:table-cell/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40" calcext:value-type="float">
            <text:p>40</text:p>
          </table:table-cell>
          <table:table-cell office:value-type="float" office:value="28.2632" calcext:value-type="float">
            <text:p>28,2632</text:p>
          </table:table-cell>
          <table:table-cell/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40.3112887414927" calcext:value-type="float">
            <text:p>40,3112887414927</text:p>
          </table:table-cell>
          <table:table-cell office:value-type="float" office:value="29.34375" calcext:value-type="float">
            <text:p>29,34375</text:p>
          </table:table-cell>
          <table:table-cell/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40.6201920231798" calcext:value-type="float">
            <text:p>40,6201920231798</text:p>
          </table:table-cell>
          <table:table-cell office:value-type="float" office:value="30.4508" calcext:value-type="float">
            <text:p>30,4508</text:p>
          </table:table-cell>
          <table:table-cell/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40.9267638593623" calcext:value-type="float">
            <text:p>40,9267638593623</text:p>
          </table:table-cell>
          <table:table-cell office:value-type="float" office:value="31.58465" calcext:value-type="float">
            <text:p>31,58465</text:p>
          </table:table-cell>
          <table:table-cell/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41.2310562561766" calcext:value-type="float">
            <text:p>41,2310562561766</text:p>
          </table:table-cell>
          <table:table-cell office:value-type="float" office:value="32.7456" calcext:value-type="float">
            <text:p>32,7456</text:p>
          </table:table-cell>
          <table:table-cell/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41.5331193145904" calcext:value-type="float">
            <text:p>41,5331193145904</text:p>
          </table:table-cell>
          <table:table-cell office:value-type="float" office:value="33.93395" calcext:value-type="float">
            <text:p>33,93395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41.8330013267038" calcext:value-type="float">
            <text:p>41,8330013267038</text:p>
          </table:table-cell>
          <table:table-cell office:value-type="float" office:value="35.15" calcext:value-type="float">
            <text:p>35,15</text:p>
          </table:table-cell>
          <table:table-cell/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42.1307488658818" calcext:value-type="float">
            <text:p>42,1307488658818</text:p>
          </table:table-cell>
          <table:table-cell office:value-type="float" office:value="36.39405" calcext:value-type="float">
            <text:p>36,39405</text:p>
          </table:table-cell>
          <table:table-cell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42.4264068711929" calcext:value-type="float">
            <text:p>42,4264068711929</text:p>
          </table:table-cell>
          <table:table-cell office:value-type="float" office:value="37.6664" calcext:value-type="float">
            <text:p>37,6664</text:p>
          </table:table-cell>
          <table:table-cell/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42.7200187265877" calcext:value-type="float">
            <text:p>42,7200187265877</text:p>
          </table:table-cell>
          <table:table-cell office:value-type="float" office:value="38.96735" calcext:value-type="float">
            <text:p>38,96735</text:p>
          </table:table-cell>
          <table:table-cell/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43.0116263352131" calcext:value-type="float">
            <text:p>43,0116263352131</text:p>
          </table:table-cell>
          <table:table-cell office:value-type="float" office:value="40.2972" calcext:value-type="float">
            <text:p>40,2972</text:p>
          </table:table-cell>
          <table:table-cell/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43.3012701892219" calcext:value-type="float">
            <text:p>43,3012701892219</text:p>
          </table:table-cell>
          <table:table-cell office:value-type="float" office:value="41.65625" calcext:value-type="float">
            <text:p>41,65625</text:p>
          </table:table-cell>
          <table:table-cell/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43.5889894354067" calcext:value-type="float">
            <text:p>43,5889894354067</text:p>
          </table:table-cell>
          <table:table-cell office:value-type="float" office:value="43.0448" calcext:value-type="float">
            <text:p>43,0448</text:p>
          </table:table-cell>
          <table:table-cell/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43.8748219369606" calcext:value-type="float">
            <text:p>43,8748219369606</text:p>
          </table:table-cell>
          <table:table-cell office:value-type="float" office:value="44.46315" calcext:value-type="float">
            <text:p>44,46315</text:p>
          </table:table-cell>
          <table:table-cell/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44.1588043316392" calcext:value-type="float">
            <text:p>44,1588043316392</text:p>
          </table:table-cell>
          <table:table-cell office:value-type="float" office:value="45.9116" calcext:value-type="float">
            <text:p>45,9116</text:p>
          </table:table-cell>
          <table:table-cell/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44.4409720865779" calcext:value-type="float">
            <text:p>44,4409720865779</text:p>
          </table:table-cell>
          <table:table-cell office:value-type="float" office:value="47.39045" calcext:value-type="float">
            <text:p>47,39045</text:p>
          </table:table-cell>
          <table:table-cell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44.7213595499958" calcext:value-type="float">
            <text:p>44,7213595499958</text:p>
          </table:table-cell>
          <table:table-cell office:value-type="float" office:value="48.9" calcext:value-type="float">
            <text:p>48,9</text:p>
          </table:table-cell>
          <table:table-cell/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45" calcext:value-type="float">
            <text:p>45</text:p>
          </table:table-cell>
          <table:table-cell office:value-type="float" office:value="50.44055" calcext:value-type="float">
            <text:p>50,44055</text:p>
          </table:table-cell>
          <table:table-cell/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45.2769256906871" calcext:value-type="float">
            <text:p>45,2769256906871</text:p>
          </table:table-cell>
          <table:table-cell office:value-type="float" office:value="52.0124" calcext:value-type="float">
            <text:p>52,0124</text:p>
          </table:table-cell>
          <table:table-cell/>
        </table:table-row>
        <table:table-row table:style-name="ro1">
          <table:table-cell office:value-type="float" office:value="8300" calcext:value-type="float">
            <text:p>8300</text:p>
          </table:table-cell>
          <table:table-cell office:value-type="float" office:value="45.5521678957215" calcext:value-type="float">
            <text:p>45,5521678957215</text:p>
          </table:table-cell>
          <table:table-cell office:value-type="float" office:value="53.61585" calcext:value-type="float">
            <text:p>53,61585</text:p>
          </table:table-cell>
          <table:table-cell/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float" office:value="45.8257569495584" calcext:value-type="float">
            <text:p>45,8257569495584</text:p>
          </table:table-cell>
          <table:table-cell office:value-type="float" office:value="55.2512" calcext:value-type="float">
            <text:p>55,2512</text:p>
          </table:table-cell>
          <table:table-cell/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46.0977222864644" calcext:value-type="float">
            <text:p>46,0977222864644</text:p>
          </table:table-cell>
          <table:table-cell office:value-type="float" office:value="56.91875" calcext:value-type="float">
            <text:p>56,91875</text:p>
          </table:table-cell>
          <table:table-cell/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46.3680924774785" calcext:value-type="float">
            <text:p>46,3680924774785</text:p>
          </table:table-cell>
          <table:table-cell office:value-type="float" office:value="58.6188" calcext:value-type="float">
            <text:p>58,6188</text:p>
          </table:table-cell>
          <table:table-cell/>
        </table:table-row>
        <table:table-row table:style-name="ro1">
          <table:table-cell office:value-type="float" office:value="8700" calcext:value-type="float">
            <text:p>8700</text:p>
          </table:table-cell>
          <table:table-cell office:value-type="float" office:value="46.6368952654441" calcext:value-type="float">
            <text:p>46,6368952654441</text:p>
          </table:table-cell>
          <table:table-cell office:value-type="float" office:value="60.35165" calcext:value-type="float">
            <text:p>60,35165</text:p>
          </table:table-cell>
          <table:table-cell/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46.9041575982343" calcext:value-type="float">
            <text:p>46,9041575982343</text:p>
          </table:table-cell>
          <table:table-cell office:value-type="float" office:value="62.1176" calcext:value-type="float">
            <text:p>62,1176</text:p>
          </table:table-cell>
          <table:table-cell/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float" office:value="47.169905660283" calcext:value-type="float">
            <text:p>47,169905660283</text:p>
          </table:table-cell>
          <table:table-cell office:value-type="float" office:value="63.91695" calcext:value-type="float">
            <text:p>63,91695</text:p>
          </table:table-cell>
          <table:table-cell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7.4341649025257" calcext:value-type="float">
            <text:p>47,4341649025257</text:p>
          </table:table-cell>
          <table:table-cell office:value-type="float" office:value="65.75" calcext:value-type="float">
            <text:p>65,7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7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1-17T17:59:10.818768474</dc:date>
    <meta:editing-duration>PT2M10S</meta:editing-duration>
    <meta:editing-cycles>1</meta:editing-cycles>
    <meta:document-statistic meta:table-count="1" meta:cell-count="96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01cm" svg:y="3.952cm" style:legend-expansion="high" chart:style-name="ch2"/>
        <chart:plot-area chart:style-name="ch3" table:cell-range-address="zad4b.A1:zad4b.C32" chart:data-source-has-labels="row" svg:x="0.32cm" svg:y="0.18cm" svg:width="11.37cm" svg:height="8.64cm">
          <chartooo:coordinate-region svg:x="0.941cm" svg:y="0.379cm" svg:width="10.37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zad4b.B2:zad4b.B32" chart:label-cell-address="zad4b.B1:zad4b.B1" chart:class="chart:scatter">
            <chart:domain table:cell-range-address="zad4b.A2:zad4b.A32"/>
            <chart:data-point chart:repeated="31"/>
          </chart:series>
          <chart:series chart:style-name="ch7" chart:values-cell-range-address="zad4b.C2:zad4b.C32" chart:label-cell-address="zad4b.C1:zad4b.C1" chart:class="chart:scatter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Opłaty licencyjne</text:p>
                <draw:g>
                  <svg:desc>zad4b.B1:zad4b.B1</svg:desc>
                </draw:g>
              </table:table-cell>
              <table:table-cell office:value-type="string">
                <text:p>Koszt obliczeń</text:p>
                <draw:g>
                  <svg:desc>zad4b.C1:zad4b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00">
                <text:p>6000</text:p>
                <draw:g>
                  <svg:desc>zad4b.A2:zad4b.A32</svg:desc>
                </draw:g>
              </table:table-cell>
              <table:table-cell office:value-type="float" office:value="38.7298334620742">
                <text:p>38.7298334620742</text:p>
                <draw:g>
                  <svg:desc>zad4b.B2:zad4b.B32</svg:desc>
                </draw:g>
              </table:table-cell>
              <table:table-cell office:value-type="float" office:value="24.2">
                <text:p>24.2</text:p>
                <draw:g>
                  <svg:desc>zad4b.C2:zad4b.C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100">
                <text:p>6100</text:p>
              </table:table-cell>
              <table:table-cell office:value-type="float" office:value="39.0512483795333">
                <text:p>39.0512483795333</text:p>
              </table:table-cell>
              <table:table-cell office:value-type="float" office:value="25.17755">
                <text:p>25.177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200">
                <text:p>6200</text:p>
              </table:table-cell>
              <table:table-cell office:value-type="float" office:value="39.3700393700591">
                <text:p>39.3700393700591</text:p>
              </table:table-cell>
              <table:table-cell office:value-type="float" office:value="26.1804">
                <text:p>26.18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300">
                <text:p>6300</text:p>
              </table:table-cell>
              <table:table-cell office:value-type="float" office:value="39.6862696659689">
                <text:p>39.6862696659689</text:p>
              </table:table-cell>
              <table:table-cell office:value-type="float" office:value="27.20885">
                <text:p>27.208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00">
                <text:p>6400</text:p>
              </table:table-cell>
              <table:table-cell office:value-type="float" office:value="40">
                <text:p>40</text:p>
              </table:table-cell>
              <table:table-cell office:value-type="float" office:value="28.2632">
                <text:p>28.26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500">
                <text:p>6500</text:p>
              </table:table-cell>
              <table:table-cell office:value-type="float" office:value="40.3112887414927">
                <text:p>40.3112887414927</text:p>
              </table:table-cell>
              <table:table-cell office:value-type="float" office:value="29.34375">
                <text:p>29.34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600">
                <text:p>6600</text:p>
              </table:table-cell>
              <table:table-cell office:value-type="float" office:value="40.6201920231798">
                <text:p>40.6201920231798</text:p>
              </table:table-cell>
              <table:table-cell office:value-type="float" office:value="30.4508">
                <text:p>30.45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700">
                <text:p>6700</text:p>
              </table:table-cell>
              <table:table-cell office:value-type="float" office:value="40.9267638593623">
                <text:p>40.9267638593623</text:p>
              </table:table-cell>
              <table:table-cell office:value-type="float" office:value="31.58465">
                <text:p>31.584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800">
                <text:p>6800</text:p>
              </table:table-cell>
              <table:table-cell office:value-type="float" office:value="41.2310562561766">
                <text:p>41.2310562561766</text:p>
              </table:table-cell>
              <table:table-cell office:value-type="float" office:value="32.7456">
                <text:p>32.74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900">
                <text:p>6900</text:p>
              </table:table-cell>
              <table:table-cell office:value-type="float" office:value="41.5331193145904">
                <text:p>41.5331193145904</text:p>
              </table:table-cell>
              <table:table-cell office:value-type="float" office:value="33.93395">
                <text:p>33.933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00">
                <text:p>7000</text:p>
              </table:table-cell>
              <table:table-cell office:value-type="float" office:value="41.8330013267038">
                <text:p>41.8330013267038</text:p>
              </table:table-cell>
              <table:table-cell office:value-type="float" office:value="35.15">
                <text:p>35.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100">
                <text:p>7100</text:p>
              </table:table-cell>
              <table:table-cell office:value-type="float" office:value="42.1307488658818">
                <text:p>42.1307488658818</text:p>
              </table:table-cell>
              <table:table-cell office:value-type="float" office:value="36.39405">
                <text:p>36.394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200">
                <text:p>7200</text:p>
              </table:table-cell>
              <table:table-cell office:value-type="float" office:value="42.4264068711929">
                <text:p>42.4264068711929</text:p>
              </table:table-cell>
              <table:table-cell office:value-type="float" office:value="37.6664">
                <text:p>37.66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300">
                <text:p>7300</text:p>
              </table:table-cell>
              <table:table-cell office:value-type="float" office:value="42.7200187265877">
                <text:p>42.7200187265877</text:p>
              </table:table-cell>
              <table:table-cell office:value-type="float" office:value="38.96735">
                <text:p>38.967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400">
                <text:p>7400</text:p>
              </table:table-cell>
              <table:table-cell office:value-type="float" office:value="43.0116263352131">
                <text:p>43.0116263352131</text:p>
              </table:table-cell>
              <table:table-cell office:value-type="float" office:value="40.2972">
                <text:p>40.29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00">
                <text:p>7500</text:p>
              </table:table-cell>
              <table:table-cell office:value-type="float" office:value="43.3012701892219">
                <text:p>43.3012701892219</text:p>
              </table:table-cell>
              <table:table-cell office:value-type="float" office:value="41.65625">
                <text:p>41.65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600">
                <text:p>7600</text:p>
              </table:table-cell>
              <table:table-cell office:value-type="float" office:value="43.5889894354067">
                <text:p>43.5889894354067</text:p>
              </table:table-cell>
              <table:table-cell office:value-type="float" office:value="43.0448">
                <text:p>43.04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700">
                <text:p>7700</text:p>
              </table:table-cell>
              <table:table-cell office:value-type="float" office:value="43.8748219369606">
                <text:p>43.8748219369606</text:p>
              </table:table-cell>
              <table:table-cell office:value-type="float" office:value="44.46315">
                <text:p>44.463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800">
                <text:p>7800</text:p>
              </table:table-cell>
              <table:table-cell office:value-type="float" office:value="44.1588043316392">
                <text:p>44.1588043316392</text:p>
              </table:table-cell>
              <table:table-cell office:value-type="float" office:value="45.9116">
                <text:p>45.91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900">
                <text:p>7900</text:p>
              </table:table-cell>
              <table:table-cell office:value-type="float" office:value="44.4409720865779">
                <text:p>44.4409720865779</text:p>
              </table:table-cell>
              <table:table-cell office:value-type="float" office:value="47.39045">
                <text:p>47.390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00">
                <text:p>8000</text:p>
              </table:table-cell>
              <table:table-cell office:value-type="float" office:value="44.7213595499958">
                <text:p>44.7213595499958</text:p>
              </table:table-cell>
              <table:table-cell office:value-type="float" office:value="48.9">
                <text:p>48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100">
                <text:p>8100</text:p>
              </table:table-cell>
              <table:table-cell office:value-type="float" office:value="45">
                <text:p>45</text:p>
              </table:table-cell>
              <table:table-cell office:value-type="float" office:value="50.44055">
                <text:p>50.440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200">
                <text:p>8200</text:p>
              </table:table-cell>
              <table:table-cell office:value-type="float" office:value="45.2769256906871">
                <text:p>45.2769256906871</text:p>
              </table:table-cell>
              <table:table-cell office:value-type="float" office:value="52.0124">
                <text:p>52.01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300">
                <text:p>8300</text:p>
              </table:table-cell>
              <table:table-cell office:value-type="float" office:value="45.5521678957215">
                <text:p>45.5521678957215</text:p>
              </table:table-cell>
              <table:table-cell office:value-type="float" office:value="53.61585">
                <text:p>53.615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400">
                <text:p>8400</text:p>
              </table:table-cell>
              <table:table-cell office:value-type="float" office:value="45.8257569495584">
                <text:p>45.8257569495584</text:p>
              </table:table-cell>
              <table:table-cell office:value-type="float" office:value="55.2512">
                <text:p>55.25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500">
                <text:p>8500</text:p>
              </table:table-cell>
              <table:table-cell office:value-type="float" office:value="46.0977222864644">
                <text:p>46.0977222864644</text:p>
              </table:table-cell>
              <table:table-cell office:value-type="float" office:value="56.91875">
                <text:p>56.918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600">
                <text:p>8600</text:p>
              </table:table-cell>
              <table:table-cell office:value-type="float" office:value="46.3680924774785">
                <text:p>46.3680924774785</text:p>
              </table:table-cell>
              <table:table-cell office:value-type="float" office:value="58.6188">
                <text:p>58.61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700">
                <text:p>8700</text:p>
              </table:table-cell>
              <table:table-cell office:value-type="float" office:value="46.6368952654441">
                <text:p>46.6368952654441</text:p>
              </table:table-cell>
              <table:table-cell office:value-type="float" office:value="60.35165">
                <text:p>60.351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800">
                <text:p>8800</text:p>
              </table:table-cell>
              <table:table-cell office:value-type="float" office:value="46.9041575982343">
                <text:p>46.9041575982343</text:p>
              </table:table-cell>
              <table:table-cell office:value-type="float" office:value="62.1176">
                <text:p>62.11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900">
                <text:p>8900</text:p>
              </table:table-cell>
              <table:table-cell office:value-type="float" office:value="47.169905660283">
                <text:p>47.169905660283</text:p>
              </table:table-cell>
              <table:table-cell office:value-type="float" office:value="63.91695">
                <text:p>63.916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000">
                <text:p>9000</text:p>
              </table:table-cell>
              <table:table-cell office:value-type="float" office:value="47.4341649025257">
                <text:p>47.4341649025257</text:p>
              </table:table-cell>
              <table:table-cell office:value-type="float" office:value="65.75">
                <text:p>65.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